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5-09-1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5-06-1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5-03-20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5-01-2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4-08-1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4-04-0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3-12-18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3-11-0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3-09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3-06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3-03-1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2-12-1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2-06-16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2-03-22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2-01-24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1-10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1-06-2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1-06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1-04-1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254" calcext:value-type="float">
            <text:p>31.75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768" calcext:value-type="float">
            <text:p>33.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104" calcext:value-type="float">
            <text:p>33.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042" calcext:value-type="float">
            <text:p>33.84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64" meta:object-count="0"/>
    <meta:user-defined meta:name="AppVersion">3.0</meta:user-defined>
  </office:meta>
</office:document-meta>
</file>